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330000001F4DF8B3971C4C9C454.png" manifest:media-type="image/png"/>
  <manifest:file-entry manifest:full-path="Pictures/10000201000001830000012B017591614A99B615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0.002cm" svg:height="7.807cm" svg:x="2.845cm" svg:y="7.42cm">
          <draw:image xlink:href="Pictures/10000201000001830000012B017591614A99B615.png" xlink:type="simple" xlink:show="embed" xlink:actuate="onLoad">
            <text:p/>
          </draw:image>
        </draw:frame>
        <draw:frame draw:style-name="gr1" draw:text-style-name="P1" draw:layer="layout" svg:width="12.129cm" svg:height="7.507cm" svg:x="15.423cm" svg:y="8.037cm">
          <draw:image xlink:href="Pictures/1000020100000330000001F4DF8B3971C4C9C45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5:47:38.584716512</meta:creation-date>
    <dc:date>2019-03-25T15:54:52.291082482</dc:date>
    <meta:editing-duration>PT7M45S</meta:editing-duration>
    <meta:editing-cycles>2</meta:editing-cycles>
    <meta:generator>LibreOffice/6.0.7.3$Linux_x86 LibreOffice_project/00m0$Build-3</meta:generator>
    <meta:document-statistic meta:object-count="2"/>
  </office:meta>
</office:document-meta>
</file>